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ce4" style:family="table-cell" style:parent-style-name="Default" style:data-style-name="N30">
      <style:table-cell-properties style:vertical-align="automatic" style:rotation-angle="90"/>
    </style:style>
    <style:style style:name="ce5" style:family="table-cell" style:parent-style-name="Default" style:data-style-name="N0">
      <style:table-cell-properties style:vertical-align="automatic" style:rotation-angle="90"/>
    </style:style>
    <style:style style:name="ce6" style:family="table-cell" style:parent-style-name="Default" style:data-style-name="N0">
      <style:table-cell-properties style:vertical-align="automatic" style:rotation-angle="9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.349375cm" style:use-optimal-column-width="true"/>
    </style:style>
    <style:style style:name="co6" style:family="table-column">
      <style:table-column-properties fo:break-before="auto" style:column-width="8.06979166666667cm" style:use-optimal-column-width="true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0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6" table:default-cell-style-name="ce1"/>
        <table:table-row table:style-name="ro1">
          <table:table-cell office:value-type="string" table:style-name="ce2">
            <text:p>Design Table for: Top Flange, GT2 Timing Pulley, Configurable</text:p>
          </table:table-cell>
          <table:table-cell table:number-columns-repeated="7" table:style-name="ce3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$DESCRIPTION</text:p>
          </table:table-cell>
          <table:table-cell office:value-type="string" table:style-name="ce5">
            <text:p>$COLOR</text:p>
          </table:table-cell>
          <table:table-cell office:value-type="string" table:style-name="ce5">
            <text:p>InnerDia@ProfileS</text:p>
          </table:table-cell>
          <table:table-cell office:value-type="string" table:style-name="ce5">
            <text:p>DiaControl@ProfileS</text:p>
          </table:table-cell>
          <table:table-cell office:value-type="string" table:style-name="ce5">
            <text:p>Height@Profile</text:p>
          </table:table-cell>
          <table:table-cell office:value-type="string" table:style-name="ce5">
            <text:p>Dim@InnerC</text:p>
          </table:table-cell>
          <table:table-cell office:value-type="string" table:style-name="ce5">
            <text:p>$LIBRARY:MATERIAL@Top Flange, GT2 Timing Pulley, Configurable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2">
            <text:p>16T W10 B5</text:p>
          </table:table-cell>
          <table:table-cell office:value-type="string" table:style-name="ce3">
            <text:p>16T W10 B5</text:p>
          </table:table-cell>
          <table:table-cell office:value-type="float" office:value="16771293" table:style-name="ce3">
            <text:p>16771293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string" table:style-name="ce3">
            <text:p>SOLIDWORKS Materials:6061-T6 (SS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6T W3 B3</text:p>
          </table:table-cell>
          <table:table-cell office:value-type="string" table:style-name="ce3">
            <text:p>16T W3 B3</text:p>
          </table:table-cell>
          <table:table-cell office:value-type="float" office:value="16771293" table:style-name="ce3">
            <text:p>16771293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string" table:style-name="ce3">
            <text:p>SOLIDWORKS Materials:6061-T6 (SS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6T W6 B5</text:p>
          </table:table-cell>
          <table:table-cell office:value-type="string" table:style-name="ce3">
            <text:p>16T W6 B5</text:p>
          </table:table-cell>
          <table:table-cell office:value-type="float" office:value="16771293" table:style-name="ce3">
            <text:p>16771293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string" table:style-name="ce3">
            <text:p>SOLIDWORKS Materials:6061-T6 (SS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16T W6 B6</text:p>
          </table:table-cell>
          <table:table-cell office:value-type="string" table:style-name="ce3">
            <text:p>16T W6 B6</text:p>
          </table:table-cell>
          <table:table-cell office:value-type="float" office:value="16771293" table:style-name="ce3">
            <text:p>16771293</text:p>
          </table:table-cell>
          <table:table-cell office:value-type="float" office:value="6.5" table:style-name="ce3">
            <text:p>6.5</text:p>
          </table:table-cell>
          <table:table-cell office:value-type="float" office:value="3.2500000000000004" table:style-name="ce3">
            <text:p>3.25</text:p>
          </table:table-cell>
          <table:table-cell office:value-type="float" office:value="1" table:style-name="ce3">
            <text:p>1</text:p>
          </table:table-cell>
          <table:table-cell office:value-type="float" office:value="0.04" table:style-name="ce3">
            <text:p>0.04</text:p>
          </table:table-cell>
          <table:table-cell office:value-type="string" table:style-name="ce3">
            <text:p>SOLIDWORKS Materials:6061-T6 (SS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T W10 B5</text:p>
          </table:table-cell>
          <table:table-cell office:value-type="string" table:style-name="ce3">
            <text:p>20T W10 B5</text:p>
          </table:table-cell>
          <table:table-cell office:value-type="float" office:value="16771293" table:style-name="ce3">
            <text:p>16771293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.5" table:style-name="ce3">
            <text:p>1.5</text:p>
          </table:table-cell>
          <table:table-cell office:value-type="float" office:value="0.1" table:style-name="ce3">
            <text:p>0.1</text:p>
          </table:table-cell>
          <table:table-cell office:value-type="string" table:style-name="ce3">
            <text:p>SOLIDWORKS Materials:6061-T6 (SS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T W10 B8</text:p>
          </table:table-cell>
          <table:table-cell office:value-type="string" table:style-name="ce3">
            <text:p>20T W10 B8</text:p>
          </table:table-cell>
          <table:table-cell office:value-type="float" office:value="16771293" table:style-name="ce3">
            <text:p>16771293</text:p>
          </table:table-cell>
          <table:table-cell office:value-type="float" office:value="9.5" table:style-name="ce3">
            <text:p>9.5</text:p>
          </table:table-cell>
          <table:table-cell office:value-type="float" office:value="3.25" table:style-name="ce3">
            <text:p>3.25</text:p>
          </table:table-cell>
          <table:table-cell office:value-type="float" office:value="1.5" table:style-name="ce3">
            <text:p>1.5</text:p>
          </table:table-cell>
          <table:table-cell office:value-type="float" office:value="0.1" table:style-name="ce3">
            <text:p>0.1</text:p>
          </table:table-cell>
          <table:table-cell office:value-type="string" table:style-name="ce3">
            <text:p>SOLIDWORKS Materials:6061-T6 (SS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T W6 B4</text:p>
          </table:table-cell>
          <table:table-cell office:value-type="string" table:style-name="ce3">
            <text:p>20T W6 B4</text:p>
          </table:table-cell>
          <table:table-cell office:value-type="float" office:value="16771293" table:style-name="ce3">
            <text:p>16771293</text:p>
          </table:table-cell>
          <table:table-cell office:value-type="float" office:value="9.5" table:style-name="ce3">
            <text:p>9.5</text:p>
          </table:table-cell>
          <table:table-cell office:value-type="float" office:value="3.2500000000000004" table:style-name="ce3">
            <text:p>3.25</text:p>
          </table:table-cell>
          <table:table-cell office:value-type="float" office:value="1.5" table:style-name="ce3">
            <text:p>1.5</text:p>
          </table:table-cell>
          <table:table-cell office:value-type="float" office:value="0.1" table:style-name="ce3">
            <text:p>0.1</text:p>
          </table:table-cell>
          <table:table-cell office:value-type="string" table:style-name="ce3">
            <text:p>SOLIDWORKS Materials:6061-T6 (SS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T W6 B5</text:p>
          </table:table-cell>
          <table:table-cell office:value-type="string" table:style-name="ce3">
            <text:p>20T W6 B5</text:p>
          </table:table-cell>
          <table:table-cell office:value-type="float" office:value="16771293" table:style-name="ce3">
            <text:p>16771293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.5" table:style-name="ce3">
            <text:p>1.5</text:p>
          </table:table-cell>
          <table:table-cell office:value-type="float" office:value="0.1" table:style-name="ce3">
            <text:p>0.1</text:p>
          </table:table-cell>
          <table:table-cell office:value-type="string" table:style-name="ce3">
            <text:p>SOLIDWORKS Materials:6061-T6 (SS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T W6 B8</text:p>
          </table:table-cell>
          <table:table-cell office:value-type="string" table:style-name="ce3">
            <text:p>20T W6 B8</text:p>
          </table:table-cell>
          <table:table-cell office:value-type="float" office:value="16771293" table:style-name="ce3">
            <text:p>16771293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.5" table:style-name="ce3">
            <text:p>1.5</text:p>
          </table:table-cell>
          <table:table-cell office:value-type="float" office:value="0.1" table:style-name="ce3">
            <text:p>0.1</text:p>
          </table:table-cell>
          <table:table-cell office:value-type="string" table:style-name="ce3">
            <text:p>SOLIDWORKS Materials:6061-T6 (SS)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Family" table:cell-range-address="Sheet1.$A$2" table:base-cell-address="Sheet1.$A$1"/>
      </table:named-expressions>
      <table:database-ranges>
        <table:database-range table:target-range-address="Sheet1.A2:Sheet1.G1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asnain Shuja</meta:initial-creator>
    <dc:creator>User</dc:creator>
    <meta:creation-date>2019-11-18T23:30:39Z</meta:creation-date>
    <dc:date>2019-12-31T05:58:17Z</dc:date>
  </office:meta>
</office:document-meta>
</file>